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0.634cm"/>
    </style:style>
    <style:style style:name="co19" style:family="table-column">
      <style:table-column-properties fo:break-before="auto" style:column-width="3.614cm"/>
    </style:style>
    <style:style style:name="co20" style:family="table-column">
      <style:table-column-properties fo:break-before="auto" style:column-width="3.484cm"/>
    </style:style>
    <style:style style:name="co21" style:family="table-column">
      <style:table-column-properties fo:break-before="auto" style:column-width="16.621cm"/>
    </style:style>
    <style:style style:name="co22" style:family="table-column">
      <style:table-column-properties fo:break-before="auto" style:column-width="18.598cm"/>
    </style:style>
    <style:style style:name="co23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3"/>
        <table:table-column table:style-name="co23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25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39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47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57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89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0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10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2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3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6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20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35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43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7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53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65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6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76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78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7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90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9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08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1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12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13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1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22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2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33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4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4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42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44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46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4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5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53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54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5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5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6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73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92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0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06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2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2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30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3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3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43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5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5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61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70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9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93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94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95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96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4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6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10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1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17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21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2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2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2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33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3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40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48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49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5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52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62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63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7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86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94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0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0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0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04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0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12-28T17:23:42.071643362</dc:date>
    <meta:editing-duration>P96DT22H47M44S</meta:editing-duration>
    <meta:editing-cycles>1800</meta:editing-cycles>
    <meta:generator>LibreOffice/6.4.7.2$Linux_X86_64 LibreOffice_project/40$Build-2</meta:generator>
    <dc:creator>James Petts</dc:creator>
    <meta:document-statistic meta:table-count="3" meta:cell-count="5664" meta:object-count="0"/>
  </office:meta>
</office:document-meta>
</file>